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66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Сценарий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Задавальник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Canvas</text:p>
          </table:table-cell>
        </table:table-row>
        <table:table-row table:style-name="ro2">
          <table:table-cell office:value-type="string" calcext:value-type="string">
            <text:p>Скачивание/Первый запуск/Регистрация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Подписка на курсы с определённой темой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осмотр всех задач данного курса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Поиск конкретной задачи</text:p>
          </table:table-cell>
          <table:table-cell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Добавление/исправление задач/событий(преподаватель)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Добавление/исправление задач/событий (студент)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Взаимодействие преподаватель-студент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English-on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/>
          <table:table-cell table:formula="of:=SUMPRODUCT([.$B$2:.$B$9];[.C$2:.C$9])" office:value-type="float" office:value="4.1" calcext:value-type="float">
            <text:p>4,1</text:p>
          </table:table-cell>
          <table:table-cell table:formula="of:=SUMPRODUCT([.$B$2:.$B$9];[.D$2:.D$9])" office:value-type="float" office:value="5.18" calcext:value-type="float">
            <text:p>5,18</text:p>
          </table:table-cell>
          <table:table-cell table:formula="of:=SUMPRODUCT([.$B$2:.$B$9];[.E$2:.E$9])" office:value-type="float" office:value="2.2" calcext:value-type="float">
            <text:p>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1:07:04.313886372</meta:creation-date>
    <dc:date>2017-10-04T02:12:51.004060614</dc:date>
    <meta:editing-duration>PT4M2S</meta:editing-duration>
    <meta:editing-cycles>2</meta:editing-cycles>
    <meta:generator>LibreOffice/5.1.6.2$Linux_X86_64 LibreOffice_project/10m0$Build-2</meta:generator>
    <meta:document-statistic meta:table-count="1" meta:cell-count="49" meta:object-count="0"/>
  </office:meta>
</office:document-meta>
</file>